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5.128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* dddd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op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-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- <text:s text:c="2"/>imm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 style:data-style-name="N2" text:time-value="0000-00-00T18:17:46.93253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1T13:24:03.738860246</dc:date>
    <meta:editing-duration>PT21H1M1S</meta:editing-duration>
    <meta:editing-cycles>31</meta:editing-cycles>
    <meta:generator>LibreOffice/4.1.4.2$Linux_X86_64 LibreOffice_project/410$Build-2</meta:generator>
    <meta:document-statistic meta:table-count="1" meta:cell-count="229" meta:object-count="0"/>
  </office:meta>
</office:document-meta>
</file>